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7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0" calcext:value-type="currency">
            <text:p>$1,20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5" calcext:value-type="currency">
            <text:p>$1,67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.P3:.P7])" office:value-type="currency" office:currency="USD" office:value="1317" calcext:value-type="currency">
            <text:p>$1,317</text:p>
          </table:table-cell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11:.W15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1];[.F11];[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2];[.F12];[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3];[.F13];[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71" calcext:value-type="currency">
            <text:p>$1,27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6];[.F16];[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90" calcext:value-type="currency">
            <text:p>$1,39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.P11:.P16])" office:value-type="currency" office:currency="USD" office:value="1319.66666666667" calcext:value-type="currency">
            <text:p>$1,320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.W20:.W23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20];[.F20];[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21];[.F21];[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2];[.F22];[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.P20:.P23])" office:value-type="currency" office:currency="USD" office:value="1195.75" calcext:value-type="currency">
            <text:p>$1,196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.W27:.W29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7];[.F27];[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8];[.F28];[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67" calcext:value-type="currency">
            <text:p>$1,06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9];[.F29];[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.P27:.P29])" office:value-type="currency" office:currency="USD" office:value="1072.33333333333" calcext:value-type="currency">
            <text:p>$1,072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33:.W35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33];[.F33];[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4];[.F34];[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5];[.F35];[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9" calcext:value-type="currency">
            <text:p>$1,239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.P33:.P35])" office:value-type="currency" office:currency="USD" office:value="1208" calcext:value-type="currency">
            <text:p>$1,208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41];[.F41];[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2:26:34.858115628</dc:date>
    <meta:editing-duration>P16DT21H5M53S</meta:editing-duration>
    <meta:editing-cycles>318</meta:editing-cycles>
    <meta:generator>LibreOffice/5.1.6.2$Linux_X86_64 LibreOffice_project/10m0$Build-2</meta:generator>
    <meta:document-statistic meta:table-count="6" meta:cell-count="4738" meta:object-count="0"/>
  </office:meta>
</office:document-meta>
</file>